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6427 - process. 09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13299 - mens. 09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6436 - process. 10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13313 - mens. 10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NF 6445 - process. 1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2-05" calcext:value-type="date">
            <text:p>05/12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NF 13327 - mens. 1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2-05" calcext:value-type="date">
            <text:p>05/12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NF 6454 - process. 1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2]-[.F12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NF 13341 - mens. 1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3]-[.F13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39" office:value-type="string" calcext:value-type="string">
            <text:p>NF 6463 - process. 01/2026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4]-[.F14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39" office:value-type="string" calcext:value-type="string">
            <text:p>NF 13355 - mens. 01/2026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5]-[.F15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15])" office:value-type="float" office:value="5660" calcext:value-type="float">
            <text:p>5.660,00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0.966004610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0.9699146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2-02T14:30:01.989600828</dc:date>
    <dc:language>pt-PT</dc:language>
    <meta:editing-cycles>775</meta:editing-cycles>
    <meta:editing-duration>P2DT7H29M3S</meta:editing-duration>
    <meta:print-date>2025-01-10T10:51:14.964000000</meta:print-date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